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nux Biolinum O" svg:font-family="'Linux Biolinum O'"/>
    <style:font-face style:name="Linux Libertine O" svg:font-family="'Linux Libertine O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21840*"/>
    </style:style>
    <style:style style:name="Tabla1.B" style:family="table-column">
      <style:table-column-properties style:column-width="5.838cm" style:rel-column-width="22506*"/>
    </style:style>
    <style:style style:name="Tabla1.C" style:family="table-column">
      <style:table-column-properties style:column-width="5.496cm" style:rel-column-width="21189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2pt" officeooo:rsid="0019853b" officeooo:paragraph-rsid="0019853b" style:font-size-asian="12pt" style:font-size-complex="12pt"/>
    </style:style>
    <style:style style:name="P2" style:family="paragraph" style:parent-style-name="Standard">
      <style:text-properties fo:font-size="12pt" officeooo:rsid="001e7678" officeooo:paragraph-rsid="001e7678" style:font-size-asian="12pt" style:font-size-complex="12pt"/>
    </style:style>
    <style:style style:name="P3" style:family="paragraph" style:parent-style-name="Standard">
      <style:text-properties fo:font-size="12pt" officeooo:rsid="0022a779" officeooo:paragraph-rsid="0022a779" style:font-size-asian="12pt" style:font-size-complex="12pt"/>
    </style:style>
    <style:style style:name="P4" style:family="paragraph" style:parent-style-name="Standard">
      <style:text-properties fo:font-size="12pt" officeooo:rsid="0024642d" officeooo:paragraph-rsid="0024642d" style:font-size-asian="12pt" style:font-size-complex="12pt"/>
    </style:style>
    <style:style style:name="P5" style:family="paragraph" style:parent-style-name="Table_20_Contents">
      <style:text-properties fo:font-size="12pt" officeooo:rsid="0024642d" officeooo:paragraph-rsid="0024642d" style:font-size-asian="12pt" style:font-size-complex="12pt"/>
    </style:style>
    <style:style style:name="P6" style:family="paragraph" style:parent-style-name="Table_20_Contents">
      <style:paragraph-properties style:writing-mode="lr-tb"/>
      <style:text-properties fo:font-size="12pt" officeooo:rsid="0024642d" officeooo:paragraph-rsid="0024642d" style:font-size-asian="12pt" style:font-size-complex="12pt"/>
    </style:style>
    <style:style style:name="P7" style:family="paragraph" style:parent-style-name="Standard">
      <style:text-properties style:text-position="0% 100%" fo:font-size="12pt" officeooo:rsid="0022a779" officeooo:paragraph-rsid="0022a779" style:font-size-asian="12pt" style:font-size-complex="12pt"/>
    </style:style>
    <style:style style:name="P8" style:family="paragraph" style:parent-style-name="Standard">
      <style:text-properties style:text-position="super 58%" fo:font-size="12pt" officeooo:rsid="0019853b" officeooo:paragraph-rsid="0019853b" style:font-size-asian="12pt" style:font-size-complex="12pt"/>
    </style:style>
    <style:style style:name="P9" style:family="paragraph" style:parent-style-name="Standard">
      <style:text-properties fo:font-size="12pt" fo:font-style="normal" officeooo:rsid="0024642d" officeooo:paragraph-rsid="0024642d" style:font-size-asian="12pt" style:font-style-asian="normal" style:font-size-complex="12pt" style:font-style-complex="normal"/>
    </style:style>
    <style:style style:name="P10" style:family="paragraph" style:parent-style-name="Standard">
      <style:text-properties style:text-position="0% 100%" fo:font-size="12pt" fo:font-style="italic" officeooo:rsid="0024642d" officeooo:paragraph-rsid="0024642d" style:font-size-asian="12pt" style:font-style-asian="italic" style:font-size-complex="12pt" style:font-style-complex="italic"/>
    </style:style>
    <style:style style:name="P11" style:family="paragraph" style:parent-style-name="Standard">
      <style:text-properties style:font-name="Linux Libertine O" fo:font-size="12pt" officeooo:rsid="001cc620" officeooo:paragraph-rsid="0019853b" style:font-name-asian="Noto Serif CJK SC" style:font-size-asian="12pt" style:font-name-complex="FreeSans1" style:font-size-complex="12pt"/>
    </style:style>
    <style:style style:name="T1" style:family="text">
      <style:text-properties officeooo:rsid="001cc620"/>
    </style:style>
    <style:style style:name="T2" style:family="text">
      <style:text-properties officeooo:rsid="001e7678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tyle="italic" style:font-style-asian="italic" style:font-style-complex="italic"/>
    </style:style>
    <style:style style:name="T5" style:family="text">
      <style:text-properties style:text-position="super 58%" officeooo:rsid="0026ef0a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cc620" style:font-style-asian="italic" style:font-style-complex="italic"/>
    </style:style>
    <style:style style:name="T10" style:family="text">
      <style:text-properties fo:font-style="italic" officeooo:rsid="001b235e" style:font-style-asian="italic" style:font-style-complex="italic"/>
    </style:style>
    <style:style style:name="T11" style:family="text">
      <style:text-properties fo:font-style="italic" officeooo:rsid="001e7678" style:font-style-asian="italic" style:font-style-complex="italic"/>
    </style:style>
    <style:style style:name="T12" style:family="text">
      <style:text-properties officeooo:rsid="001b235e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 función exponencial, en su forma cerrada es:</text:p>
      <text:p text:style-name="P8"><draw:frame draw:style-name="fr1" draw:name="Objeto3" text:anchor-type="as-char" svg:y="-0.437cm" svg:width="1.783cm" svg:height="0.557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"/>
      <text:p text:style-name="P3">Para encontrar su derivada <text:span text:style-name="T9">N</text:span><text:span text:style-name="T1">’(</text:span><text:span text:style-name="T9">t</text:span><text:span text:style-name="T1">), </text:span>necesitamos recordar la regla de las funciones encadenadas, que dice:</text:p>
      <text:p text:style-name="P3"/>
      <text:p text:style-name="P3">si <text:span text:style-name="T8">h</text:span>(x) = <text:span text:style-name="T10">f</text:span><text:span text:style-name="T12">(</text:span><text:span text:style-name="T10">g</text:span><text:span text:style-name="T12">(</text:span><text:span text:style-name="T10">x</text:span><text:span text:style-name="T12">)), </text:span><text:span text:style-name="T8">h</text:span>’(<text:span text:style-name="T8">x</text:span>) =<text:span text:style-name="T12"> </text:span><text:span text:style-name="T10">g</text:span><text:span text:style-name="T12">’(</text:span><text:span text:style-name="T10">x</text:span><text:span text:style-name="T12">)</text:span><text:span text:style-name="T10">f</text:span><text:span text:style-name="T12">’</text:span><text:span text:style-name="T2">(</text:span><text:span text:style-name="T11">g</text:span><text:span text:style-name="T12">(</text:span><text:span text:style-name="T10">x</text:span><text:span text:style-name="T12">)</text:span><text:span text:style-name="T2">).</text:span></text:p>
      <text:p text:style-name="P3"/>
      <text:p text:style-name="P3">Por analogía, <text:span text:style-name="T8">h</text:span>(<text:span text:style-name="T8">x</text:span>) = <text:span text:style-name="T8">N</text:span>(<text:span text:style-name="T8">t</text:span>), <text:span text:style-name="T8">g</text:span>(<text:span text:style-name="T8">x</text:span>) = <text:span text:style-name="T8">rt</text:span>, y <text:span text:style-name="T8">f</text:span>(<text:span text:style-name="T8">x</text:span>) = e<text:span text:style-name="T4">t</text:span><text:span text:style-name="T6">, por lo tanto:</text:span></text:p>
      <text:p text:style-name="P3"/>
      <text:p text:style-name="P3"><text:span text:style-name="T8">g</text:span>’(<text:span text:style-name="T8">x</text:span>) = <text:span text:style-name="T8">r</text:span>; <text:span text:style-name="T8">f</text:span>’(<text:span text:style-name="T8">x</text:span>) = e<text:span text:style-name="T4">t</text:span><text:span text:style-name="T6">; y </text:span><text:span text:style-name="T7">f</text:span><text:span text:style-name="T6">’(</text:span><text:span text:style-name="T7">g</text:span><text:span text:style-name="T6">(</text:span><text:span text:style-name="T7">x</text:span><text:span text:style-name="T6">)) = </text:span><text:span text:style-name="T7">r</text:span><text:span text:style-name="T6"> e</text:span><text:span text:style-name="T4">rt</text:span></text:p>
      <text:p text:style-name="P1"/>
      <text:p text:style-name="P3">Nota que en estos ejemplos, <text:span text:style-name="T8">t</text:span> simplemente sustituye a <text:span text:style-name="T8">x</text:span></text:p>
      <text:p text:style-name="P1"/>
      <text:p text:style-name="P4">Entonces, sustituyendo <text:span text:style-name="T8">f’</text:span><text:span text:style-name="T13">(x) y </text:span><text:span text:style-name="T8">g</text:span><text:span text:style-name="T13">’(</text:span><text:span text:style-name="T8">x</text:span><text:span text:style-name="T13">), obtenemos:</text:span></text:p>
      <text:p text:style-name="P9"/>
      <text:p text:style-name="P4"><text:span text:style-name="T8">N</text:span><text:span text:style-name="T13">’(</text:span><text:span text:style-name="T8">t</text:span><text:span text:style-name="T13">) = </text:span><text:span text:style-name="T8">r</text:span><text:span text:style-name="T13"> e</text:span><text:span text:style-name="T4">rt</text:span></text:p>
      <text:p text:style-name="P2"/>
      <text:p text:style-name="P4">donde podemos sustituir <text:span text:style-name="T8">N</text:span>(<text:span text:style-name="T8">t</text:span>) = e<text:span text:style-name="T4">rt</text:span><text:span text:style-name="T7">:</text:span></text:p>
      <text:p text:style-name="P10"/>
      <text:p text:style-name="P10"><draw:frame draw:style-name="fr1" draw:name="Objeto4" text:anchor-type="as-char" svg:y="-0.386cm" svg:width="2.037cm" svg:height="0.508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2"/>
      <text:p text:style-name="P4">Para obtener la forma con el tiempo implícito. En ocasiones, es imposible revertir la forma implícita de manera analítica para obtener la integral y así conocer los valores futuros de las variables, y por lo tanto necesitamos integrar numéricamente.</text:p>
      <text:p text:style-name="P4"/>
      <text:p text:style-name="P4">El método de Euler se basa en invertir la fórmula de la derivada:</text:p>
      <text:p text:style-name="P2"/>
      <text:p text:style-name="P2"><draw:frame draw:style-name="fr1" draw:name="Objeto1" text:anchor-type="as-char" svg:y="-0.66cm" svg:width="4.653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4">asumiendo que al seleccionar un tamaño fijo de <text:span text:style-name="T8">h</text:span> arbitrariamente pequeño, podemos llegar a conocer los valores futuros <text:span text:style-name="T8">f</text:span>(<text:span text:style-name="T8">x</text:span>+<text:span text:style-name="T8">h</text:span>), de la siguiente manera:</text:p>
      <text:p text:style-name="P2"/>
      <text:p text:style-name="P2"><draw:frame draw:style-name="fr1" draw:name="Objeto2" text:anchor-type="as-char" svg:y="-1.108cm" svg:width="4.484cm" svg:height="2.09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"/>
      <text:p text:style-name="P4">Aplicando esto al modelo exponencial, necesitamos seleccionar primero un valor inicial (<text:span text:style-name="T8">f</text:span>(0) = <text:span text:style-name="T8">N</text:span>(0) = 10), un valor para la tasa de crecimiento <text:span text:style-name="T8">r</text:span> = 0.1, y otro para <text:span text:style-name="T8">h</text:span> = <text:span text:style-name="T8">dt</text:span> = 1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>Paso de tiempo</text:p>
          </table:table-cell>
          <table:table-cell table:style-name="Tabla1.A1" office:value-type="string">
            <text:p text:style-name="P5">Aproximación numérica</text:p>
          </table:table-cell>
          <table:table-cell table:style-name="Tabla1.C1" office:value-type="string">
            <text:p text:style-name="P5">Solución analítica</text:p>
          </table:table-cell>
        </table:table-row>
        <table:table-row>
          <table:table-cell table:style-name="Tabla1.A2" office:value-type="string">
            <text:p text:style-name="P5">N(1)</text:p>
          </table:table-cell>
          <table:table-cell table:style-name="Tabla1.A2" office:value-type="string">
            <text:p text:style-name="P5">N(0) + 0.1 (N(0))(dt) = 10 + 0.1(10) = 11</text:p>
          </table:table-cell>
          <table:table-cell table:style-name="Tabla1.C2" office:value-type="string">
            <text:p text:style-name="P6">10 (e<text:span text:style-name="T3">0.1(1)</text:span>) = 11.05</text:p>
          </table:table-cell>
        </table:table-row>
        <table:table-row>
          <table:table-cell table:style-name="Tabla1.A2" office:value-type="string">
            <text:p text:style-name="P5">N(2)</text:p>
          </table:table-cell>
          <table:table-cell table:style-name="Tabla1.A2" office:value-type="string">
            <text:p text:style-name="P5">N(1) + 0.1 (N(1))(dt) = 11 + 0.1(11) = 12.1</text:p>
          </table:table-cell>
          <table:table-cell table:style-name="Tabla1.C2" office:value-type="string">
            <text:p text:style-name="P6">10 (e<text:span text:style-name="T3">0.1(</text:span><text:span text:style-name="T5">2</text:span><text:span text:style-name="T3">)</text:span>) = 12.21</text:p>
          </table:table-cell>
        </table:table-row>
        <table:table-row>
          <table:table-cell table:style-name="Tabla1.A2" office:value-type="string">
            <text:p text:style-name="P5">N(3)</text:p>
          </table:table-cell>
          <table:table-cell table:style-name="Tabla1.A2" office:value-type="string">
            <text:p text:style-name="P5">N(2) + 0.1 (N(2))(dt) = 12.1 + 0.1( <text:s text:c="2"/>) = </text:p>
          </table:table-cell>
          <table:table-cell table:style-name="Tabla1.C2" office:value-type="string">
            <text:p text:style-name="P6">10 (e<text:span text:style-name="T3">0.1(</text:span><text:span text:style-name="T5">3</text:span><text:span text:style-name="T3">)</text:span>) = </text:p>
          </table:table-cell>
        </table:table-row>
        <table:table-row>
          <table:table-cell table:style-name="Tabla1.A2" office:value-type="string">
            <text:p text:style-name="P5">N(4)</text:p>
          </table:table-cell>
          <table:table-cell table:style-name="Tabla1.A2" office:value-type="string">
            <text:p text:style-name="P5">N(3) + 0.1(N(3))(dt) = </text:p>
          </table:table-cell>
          <table:table-cell table:style-name="Tabla1.C2" office:value-type="string">
            <text:p text:style-name="P6">10 (e<text:span text:style-name="T3">0.1(</text:span><text:span text:style-name="T5">4</text:span><text:span text:style-name="T3">)</text:span>) = </text:p>
          </table:table-cell>
        </table:table-row>
      </table:table>
      <text:p text:style-name="P4"><text:soft-page-break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nux Biolinum O" svg:font-family="'Linux Biolinum O'"/>
    <style:font-face style:name="Linux Libertine O" svg:font-family="'Linux Libertine O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nux Libertine O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nux Libertine O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Biolinum O" fo:font-family="'Linux Biolinum O'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rardo Martín</meta:initial-creator>
    <meta:creation-date>2024-08-08T09:53:56.870269563</meta:creation-date>
    <dc:date>2024-08-12T14:20:22.769390648</dc:date>
    <dc:creator>Gerardo Martín</dc:creator>
    <meta:editing-duration>PT21M43S</meta:editing-duration>
    <meta:editing-cycles>5</meta:editing-cycles>
    <meta:generator>LibreOffice/7.3.7.2$Linux_X86_64 LibreOffice_project/30$Build-2</meta:generator>
    <meta:document-statistic meta:table-count="1" meta:image-count="0" meta:object-count="4" meta:page-count="2" meta:paragraph-count="32" meta:word-count="250" meta:character-count="1374" meta:non-whitespace-character-count="1146"/>
  </office:meta>
</office:document-meta>
</file>

<file path=Object 1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i>h</mi>
          </mfrac>
        </mrow>
      </mrow>
    </mrow>
    <annotation encoding="StarMath 5.0">f'(x) = lim from{h toward 0 } { {f(x+h) - f(x)} over {h}}</annotation>
  </semantics>
</math>
</file>

<file path=Object 2/content.xml><?xml version="1.0" encoding="utf-8"?>
<math xmlns="http://www.w3.org/1998/Math/MathML" display="block">
  <semantics>
    <mtable>
      <mtr>
        <mtd>
          <mrow>
            <mi>f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i>f</mi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×</mo>
                <mi>h</mi>
              </mrow>
              <mo stretchy="false">=</mo>
              <mrow>
                <mi>f</mi>
                <mrow>
                  <mrow>
                    <mo fence="true" form="prefix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</mrow>
        </mtd>
      </mtr>
      <mtr>
        <mtd>
          <mrow>
            <mi>f</mi>
            <mrow>
              <mrow>
                <mo fence="true" form="prefix" stretchy="false">(</mo>
                <mrow>
                  <mrow>
                    <mi>x</mi>
                    <mo stretchy="false">+</mo>
                    <mi>h</mi>
                  </mrow>
                </mrow>
                <mo fence="true" form="postfix" stretchy="false">)</mo>
              </mrow>
              <mo stretchy="false">=</mo>
              <mi>f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f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×</mo>
              <mi>h</mi>
            </mrow>
          </mrow>
        </mtd>
      </mtr>
    </mtable>
    <annotation encoding="StarMath 5.0">f'(x) = { {f(x+h) - f(x)} over {h}} newline

f'(x) times h = {f(x+h) - f(x)} newline

f(x+h) = f(x) + f'(x) times h</annotation>
  </semantics>
</math>
</file>

<file path=Object 3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p>
          <mi>e</mi>
          <mi mathvariant="italic">rt</mi>
        </msup>
      </mrow>
    </mrow>
    <annotation encoding="StarMath 5.0">N(t) = e^rt</annotation>
  </semantics>
</math>
</file>

<file path=Object 4/content.xml><?xml version="1.0" encoding="utf-8"?>
<math xmlns="http://www.w3.org/1998/Math/MathML" display="block">
  <semantics>
    <mrow>
      <mi>N</mi>
      <mi>'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 mathvariant="italic">rN</mi>
      </mrow>
    </mrow>
    <annotation encoding="StarMath 5.0">N'(t) = rN</annotation>
  </semantics>
</math>
</file>